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ubtitle">
      <style:paragraph-properties fo:text-align="start" style:justify-single-word="false"/>
      <style:text-properties fo:language="en" fo:country="US" fo:font-weight="bold" style:font-weight-asian="bold" style:font-weight-complex="bold"/>
    </style:style>
    <style:style style:name="P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0615c"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10"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284a56" style:font-size-asian="11pt" style:font-style-asian="italic" style:font-weight-asian="normal" style:font-style-complex="italic" style:font-weight-complex="normal"/>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0bf49" style:font-size-asian="12pt" style:font-style-asian="italic" style:font-size-complex="12pt" style:font-style-complex="italic"/>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1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1f99f" style:font-size-asian="12pt" style:font-style-asian="italic" style:font-size-complex="12pt" style:font-style-complex="italic"/>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2cc7d" style:font-size-asian="12pt" style:font-size-complex="12pt"/>
    </style:style>
    <style:style style:name="P1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2affcb" style:font-size-asian="12pt" style:font-size-complex="12pt"/>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language="en" fo:country="US" officeooo:paragraph-rsid="0030615c" style:font-size-asian="12pt" style:font-size-complex="12pt"/>
    </style:style>
    <style:style style:name="P21"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193631" officeooo:paragraph-rsid="00272d41" style:font-style-asian="italic" style:font-weight-asian="normal" style:font-style-complex="italic" style:font-weight-complex="normal"/>
    </style:style>
    <style:style style:name="P22" style:family="paragraph" style:parent-style-name="Heading_20_3">
      <style:text-properties fo:language="en" fo:country="US" officeooo:paragraph-rsid="000ef1e6"/>
    </style:style>
    <style:style style:name="P23" style:family="paragraph" style:parent-style-name="Heading_20_3">
      <style:paragraph-properties fo:break-before="page"/>
      <style:text-properties fo:language="en" fo:country="US" officeooo:paragraph-rsid="000e9be1"/>
    </style:style>
    <style:style style:name="P24" style:family="paragraph" style:parent-style-name="Heading_20_3">
      <style:text-properties fo:language="en" fo:country="US" officeooo:paragraph-rsid="002200bd"/>
    </style:style>
    <style:style style:name="P25"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26"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2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2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0615c" style:font-size-asian="12pt" style:font-style-asian="italic" style:font-size-complex="12pt" style:font-style-complex="italic"/>
    </style:style>
    <style:style style:name="P2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22449" style:font-size-asian="12pt" style:font-style-asian="italic" style:font-size-complex="12pt" style:font-style-complex="italic"/>
    </style:style>
    <style:style style:name="T1" style:family="text">
      <style:text-properties style:font-name="Arial" fo:font-size="14.1000003814697pt" fo:font-weight="bold" officeooo:rsid="002200bd" style:font-name-asian="PingFang SC" style:font-size-asian="14.1000003814697pt" style:font-weight-asian="bold" style:font-name-complex="Lucida Sans1" style:font-size-complex="14.1000003814697pt" style:font-weight-complex="bold"/>
    </style:style>
    <style:style style:name="T2" style:family="text">
      <style:text-properties officeooo:rsid="000e9be1"/>
    </style:style>
    <style:style style:name="T3" style:family="text">
      <style:text-properties officeooo:rsid="000ef1e6"/>
    </style:style>
    <style:style style:name="T4" style:family="text">
      <style:text-properties fo:color="#000000" loext:opacity="100%"/>
    </style:style>
    <style:style style:name="T5" style:family="text">
      <style:text-properties fo:color="#000000" loext:opacity="100%" style:font-name="Menlo-Regular" fo:font-size="11pt" style:font-size-asian="11pt"/>
    </style:style>
    <style:style style:name="T6" style:family="text">
      <style:text-properties fo:color="#000000" loext:opacity="100%" style:font-name="Menlo-Regular" fo:font-size="11pt" fo:font-weight="bold" officeooo:rsid="002200bd" style:font-name-asian="PingFang SC" style:font-size-asian="11pt" style:font-weight-asian="bold" style:font-name-complex="Lucida Sans1" style:font-size-complex="14.1000003814697pt" style:font-weight-complex="bold"/>
    </style:style>
    <style:style style:name="T7" style:family="text">
      <style:text-properties fo:color="#000000" loext:opacity="100%" fo:font-size="11pt" officeooo:rsid="001e4c65" style:font-size-asian="11pt"/>
    </style:style>
    <style:style style:name="T8" style:family="text">
      <style:text-properties fo:color="#000000" loext:opacity="100%" fo:font-size="11pt" officeooo:rsid="00272d41" style:font-size-asian="11pt"/>
    </style:style>
    <style:style style:name="T9" style:family="text">
      <style:text-properties fo:color="#000000" loext:opacity="100%" style:font-name="Times New Roman1" fo:font-size="12pt" style:font-size-asian="12pt" style:font-size-complex="12pt"/>
    </style:style>
    <style:style style:name="T10" style:family="text">
      <style:text-properties fo:color="#000000" loext:opacity="100%" style:font-name="Times New Roman1" fo:font-size="12pt" fo:language="en" fo:country="US" style:font-size-asian="12pt" style:font-size-complex="12pt"/>
    </style:style>
    <style:style style:name="T11" style:family="text">
      <style:text-properties officeooo:rsid="002153a0"/>
    </style:style>
    <style:style style:name="T12" style:family="text">
      <style:text-properties officeooo:rsid="002200bd"/>
    </style:style>
    <style:style style:name="T13" style:family="text">
      <style:text-properties officeooo:rsid="0022cc7d"/>
    </style:style>
    <style:style style:name="T14" style:family="text">
      <style:text-properties officeooo:rsid="002200bd" style:font-size-complex="12pt"/>
    </style:style>
    <style:style style:name="T15" style:family="text">
      <style:text-properties fo:language="en" fo:country="US" officeooo:rsid="002200bd" style:font-size-complex="12pt"/>
    </style:style>
    <style:style style:name="T16" style:family="text">
      <style:text-properties officeooo:rsid="00249f6e"/>
    </style:style>
    <style:style style:name="T17" style:family="text">
      <style:text-properties officeooo:rsid="00272d41"/>
    </style:style>
    <style:style style:name="T18" style:family="text">
      <style:text-properties officeooo:rsid="00276257"/>
    </style:style>
    <style:style style:name="T19" style:family="text">
      <style:text-properties fo:font-style="italic" style:font-style-asian="italic" style:font-style-complex="italic"/>
    </style:style>
    <style:style style:name="T20" style:family="text">
      <style:text-properties fo:font-style="italic" officeooo:rsid="002c3ed9" style:font-style-asian="italic" style:font-style-complex="italic"/>
    </style:style>
    <style:style style:name="T21" style:family="text">
      <style:text-properties officeooo:rsid="002c3ed9"/>
    </style:style>
    <style:style style:name="T22" style:family="text">
      <style:text-properties officeooo:rsid="002ec223"/>
    </style:style>
    <style:style style:name="T23" style:family="text">
      <style:text-properties officeooo:rsid="0030615c"/>
    </style:style>
    <style:style style:name="T24" style:family="text">
      <style:text-properties officeooo:rsid="0030bf49"/>
    </style:style>
    <style:style style:name="T25" style:family="text">
      <style:text-properties officeooo:rsid="00322449"/>
    </style:style>
    <style:style style:name="T26" style:family="text">
      <style:text-properties officeooo:rsid="003423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45_84845941"/>Summary of Changes to LCC Documents <text:bookmark-start text:name="__DdeLink__247_84845941"/>202<text:span text:style-name="T11">4</text:span>-0<text:span text:style-name="T11">7</text:span>-2<text:span text:style-name="T11">2</text:span><text:bookmark-end text:name="__DdeLink__247_84845941"/></text:p>
      <text:h text:style-name="P22" text:outline-level="3">Documents <text:span text:style-name="T3">with </text:span><text:span text:style-name="T2">C</text:span><text:span text:style-name="T3">hanges</text:span><text:span text:style-name="T2"> for Public Comment</text:span></text:h>
      <text:p text:style-name="P4">S-9.7.0.3-UniqueIdentifiers-<text:bookmark-start text:name="__DdeLink__529_84845941"/><text:span text:style-name="T12">2024-07-22</text:span><text:bookmark-end text:name="__DdeLink__529_84845941"/>.pdf</text:p>
      <text:p text:style-name="P7">TN-9.7.0.3-UniqueIdentifiers-<text:span text:style-name="T12">2024-07-22</text:span>.pdf</text:p>
      <text:list text:style-name="L1">
        <text:list-item>
          <text:list>
            <text:list-item>
              <text:p text:style-name="P25"><text:bookmark-start text:name="__DdeLink__532_84845941"/>Updates ranges for various train control systems: <text:s/>DC, DCC, TMCC, etc<text:bookmark-end text:name="__DdeLink__532_84845941"/></text:p>
            </text:list-item>
          </text:list>
        </text:list-item>
      </text:list>
      <text:p text:style-name="P12">These allocations are used by Command Stations operating locomotives using the respective track protocol like DCC.</text:p>
      <text:p text:style-name="P18"><text:span text:style-name="T4"/></text:p>
      <text:p text:style-name="P9">S-9.7.0.4-EventIdentifiers-<text:span text:style-name="T12">2024-07-22</text:span>.pdf</text:p>
      <text:p text:style-name="P9"><text:span text:style-name="T13">TN</text:span>-9.7.0.4-EventIdentifiers-<text:bookmark-start text:name="__DdeLink__536_84845941"/><text:span text:style-name="T12">2024-07-22</text:span><text:bookmark-end text:name="__DdeLink__536_84845941"/>.pdf</text:p>
      <text:list text:continue-numbering="true" text:style-name="L1">
        <text:list-item>
          <text:list>
            <text:list-item>
              <text:p text:style-name="P25">Adds Train Search protocol event range</text:p>
            </text:list-item>
            <text:list-item>
              <text:p text:style-name="P25">Adds 11-bit extended DCC accessory address range</text:p>
            </text:list-item>
            <text:list-item>
              <text:p text:style-name="P25">Reformat some tables</text:p>
            </text:list-item>
          </text:list>
        </text:list-item>
      </text:list>
      <text:p text:style-name="P12">These allocations are used by the Train Search Protocol, and allow sending DCC Extended Accessory commands to the track via an LCC Command Station. The Allocation has been updated to support up to 255 as aspect number, as enabled by a recent change to the DCC standards.</text:p>
      <text:p text:style-name="P19"><text:span text:style-name="T4"/></text:p>
      <text:p text:style-name="P7">S-9.7.1.1-CanPhysical-<text:bookmark-start text:name="__DdeLink__542_84845941"/><text:span text:style-name="T14">2024-07-22</text:span><text:bookmark-end text:name="__DdeLink__542_84845941"/>.pdf</text:p>
      <text:p text:style-name="P9">TN-9.7.1.1-CanPhysical-<text:span text:style-name="T12">2024-07-22</text:span>.pdf</text:p>
      <text:list text:continue-numbering="true" text:style-name="L1">
        <text:list-item>
          <text:list>
            <text:list-item>
              <text:p text:style-name="P25">Add a section on Electronic Labeling</text:p>
            </text:list-item>
            <text:list-item>
              <text:p text:style-name="P25">Add a section on Injection Current</text:p>
            </text:list-item>
            <text:list-item>
              <text:p text:style-name="P25">Added discussion of CAN bit timing</text:p>
            </text:list-item>
            <text:list-item>
              <text:p text:style-name="P25">Standardize the use of ALT_L/ALT_H for the NMRA S-9.1.2 DCC signal</text:p>
            </text:list-item>
            <text:list-item>
              <text:p text:style-name="P25"><text:bookmark-start text:name="__DdeLink__538_84845941"/>Clarify discussion of gateways and repeaters<text:bookmark-end text:name="__DdeLink__538_84845941"/></text:p>
            </text:list-item>
          </text:list>
        </text:list-item>
      </text:list>
      <text:p text:style-name="P12">Adding the DCC signal to the LCC cable allows connecting DCC Power Stations (Boosters) via a single cable to the network. The CAN bit timing update helps manufacturers build products that are certain to function with up to 1000’ of LCC cable.</text:p>
      <text:p text:style-name="P19"><text:span text:style-name="T9"/></text:p>
      <text:p text:style-name="P3">S-9.7.2.1-CanFrameTransfer-<text:span text:style-name="T15">2024-07-22</text:span>.pdf</text:p>
      <text:p text:style-name="P3">TN-9.7.2.1-CanFrameTransfer-<text:bookmark-start text:name="__DdeLink__546_84845941"/><text:span text:style-name="T15">2024-07-22</text:span>.pdf<text:bookmark-end text:name="__DdeLink__546_84845941"/></text:p>
      <text:list text:continue-numbering="true" text:style-name="L1">
        <text:list-item>
          <text:list>
            <text:list-item>
              <text:p text:style-name="P25">Add to the behavior of the AME Message</text:p>
            </text:list-item>
            <text:list-item>
              <text:p text:style-name="P27">Fix calculation error in the example provided in the TN.</text:p>
            </text:list-item>
          </text:list>
        </text:list-item>
      </text:list>
      <text:p text:style-name="P12">The additional requirement on the processing of AME messages are needed for LCC throttles to correctly function <text:span text:style-name="T22">w</text:span>hen the DCC Command Station is power cycled. This behavior is taken from an implementation detail of an existing LCC throttle and elevated to the standard to ensure future interoperability.</text:p>
      <text:p text:style-name="P19"><text:span text:style-name="T10"/></text:p>
      <text:p text:style-name="P3">S-9.7.3-MessageNetwork-<text:bookmark-start text:name="__DdeLink__550_84845941"/><text:span text:style-name="T15">2024-07-22</text:span>.pdf<text:bookmark-end text:name="__DdeLink__550_84845941"/></text:p>
      <text:p text:style-name="P3"><text:span text:style-name="T16">TN</text:span>-9.7.3-MessageNetwork-<text:span text:style-name="T15">2024-07-22</text:span>.pdf</text:p>
      <text:list text:continue-numbering="true" text:style-name="L1">
        <text:list-item>
          <text:list>
            <text:list-item>
              <text:p text:style-name="P25">Update the table of PIP bits</text:p>
            </text:list-item>
            <text:list-item>
              <text:p text:style-name="P25">Clari<text:span text:style-name="T21">fies</text:span> the content of the OIR message</text:p>
            </text:list-item>
            <text:list-item>
              <text:p text:style-name="P25"><text:bookmark-start text:name="__DdeLink__552_84845941"/>Clarified the discussion of priorities</text:p>
            </text:list-item>
          </text:list>
        </text:list-item>
      </text:list>
      <text:p text:style-name="P11"><text:span text:style-name="T19">Deprecates certain bits in the protocol identification that were for protocols that were never implemented. </text:span><text:span text:style-name="T20">Minor updates to the wording of certain sections to ensure clarity of understanding.</text:span></text:p>
      <text:p text:style-name="P19"><text:bookmark-end text:name="__DdeLink__552_84845941"/><text:span text:style-name="T10"/></text:p>
      <text:p text:style-name="P3">S-9.7.3.1-EventTransport-<text:bookmark-start text:name="__DdeLink__558_84845941"/><text:span text:style-name="T15">2024-07-22</text:span>.pdf<text:bookmark-end text:name="__DdeLink__558_84845941"/></text:p>
      <text:p text:style-name="P3">TN-9.7.3.1-EventTransport-2024-07-22.pdf</text:p>
      <text:list text:continue-numbering="true" text:style-name="L1">
        <text:list-item>
          <text:list>
            <text:list-item>
              <text:p text:style-name="P26"><text:bookmark-start text:name="__DdeLink__560_84845941"/>Add Events with Payload<text:bookmark-end text:name="__DdeLink__560_84845941"/></text:p>
            </text:list-item>
          </text:list>
        </text:list-item>
      </text:list>
      <text:p text:style-name="P13">Establishes a new method for sending broadcast messages with more than 8 bytes of content. This transport is used by under-development protocol for Location Services (RFID, RailCom, etc).</text:p>
      <text:p text:style-name="P19"><text:span text:style-name="T10"/></text:p>
      <text:p text:style-name="P3">S-9.7.4.1-ConfigurationDescriptionInformation-<text:span text:style-name="T15">2024-07-22</text:span>.pdf</text:p>
      <text:p text:style-name="P3"><text:span text:style-name="T16">TN</text:span>-9.7.4.1-ConfigurationDescriptionInformation-<text:bookmark-start text:name="__DdeLink__570_84845941"/><text:span text:style-name="T15">2024-07-22</text:span>.pdf<text:bookmark-end text:name="__DdeLink__570_84845941"/></text:p>
      <text:list text:continue-numbering="true" text:style-name="L1">
        <text:list-item>
          <text:list>
            <text:list-item>
              <text:p text:style-name="P26"><text:bookmark-start text:name="__DdeLink__556_84845941"/><text:soft-page-break/>The size of integer variables is restricted to 1, 2 or 4 bytes<text:bookmark-end text:name="__DdeLink__556_84845941"/></text:p>
            </text:list-item>
            <text:list-item>
              <text:p text:style-name="P26">Define signed vs unsigned behavior of integer variables</text:p>
            </text:list-item>
            <text:list-item>
              <text:p text:style-name="P26">The requirement that unused bytes in a String variable be set to null has been removed</text:p>
            </text:list-item>
            <text:list-item>
              <text:p text:style-name="P26">Addition of float variables</text:p>
            </text:list-item>
            <text:list-item>
              <text:p text:style-name="P26"><text:bookmark-start text:name="__DdeLink__564_84845941"/>Discussion of possible ways of representing group names</text:p>
            </text:list-item>
          </text:list>
        </text:list-item>
      </text:list>
      <text:p text:style-name="P13">Adding performance improvements, removing unused features, and adding new features needed by manufacturers.</text:p>
      <text:p text:style-name="P19"><text:bookmark-end text:name="__DdeLink__564_84845941"/><text:span text:style-name="T10"/></text:p>
      <text:p text:style-name="P3"><text:bookmark-start text:name="__DdeLink__566_84845941"/>S-9.7.4.2-MemoryConfiguration-<text:span text:style-name="T15">2024-07-22</text:span>.pdf</text:p>
      <text:p text:style-name="P3"><text:span text:style-name="T16">TN-9.7.4.2-MemoryConfiguration-</text:span><text:span text:style-name="T15">2024-07-22</text:span><text:span text:style-name="T16">.pdf</text:span></text:p>
      <text:list text:continue-numbering="true" text:style-name="L1">
        <text:list-item>
          <text:list>
            <text:list-item>
              <text:p text:style-name="P26">Remove the write-size bits in the Configuration Options Reply</text:p>
            </text:list-item>
            <text:list-item>
              <text:p text:style-name="P26">Add stream reads to a Configuration Options Reply bit<text:bookmark-end text:name="__DdeLink__566_84845941"/></text:p>
            </text:list-item>
          </text:list>
        </text:list-item>
      </text:list>
      <text:p text:style-name="P11"><text:span text:style-name="T20">Deprecates certain unused features, and updates the definition of a future feature</text:span><text:span text:style-name="T19">.</text:span></text:p>
      <text:p text:style-name="P19"><text:span text:style-name="T10"/></text:p>
      <text:p text:style-name="P3">S-9.7.4.3-SimpleNodeInformation-<text:span text:style-name="T15">2024-07-22</text:span>.pdf</text:p>
      <text:p text:style-name="P3">TN-9.7.4.3-SimpleNodeInformation-<text:span text:style-name="T15">2024-07-22</text:span>.pdf</text:p>
      <text:list text:continue-numbering="true" text:style-name="L1">
        <text:list-item>
          <text:list>
            <text:list-item>
              <text:p text:style-name="P26">Update how the two data blocks are versioned</text:p>
            </text:list-item>
          </text:list>
        </text:list-item>
      </text:list>
      <text:p text:style-name="P15">Adds a requirement on how to make current devices future-proof in case the standard evolves to newer versions.</text:p>
      <text:p text:style-name="P19"><text:span text:style-name="T4"/></text:p>
      <text:h text:style-name="P23" text:outline-level="3">New Documents <text:span text:style-name="T2">for Public Comment</text:span></text:h>
      <text:p text:style-name="P10"><text:span text:style-name="T23">The following set of protocols</text:span><text:span text:style-name="T17"> </text:span><text:span text:style-name="T23">define</text:span><text:span text:style-name="T17"> the new </text:span><text:span text:style-name="T18">LCC </text:span><text:span text:style-name="T17">Train Control capabilit</text:span><text:span text:style-name="T18">y. </text:span><text:span text:style-name="T23">These protocols have to be implemented by Throttles, Command Stations and </text:span><text:span text:style-name="T25">w</text:span><text:span text:style-name="T23">ireless Trains in order to communicate with each other using the LCC bus.</text:span></text:p>
      <text:p text:style-name="P5"><text:span text:style-name="T12">S</text:span>-9.7.4.6-TrainControl-<text:bookmark-start text:name="__DdeLink__527_84845941"/><text:span text:style-name="T12">2024-07-22</text:span><text:bookmark-end text:name="__DdeLink__527_84845941"/><text:span text:style-name="T12">.pdf</text:span></text:p>
      <text:p text:style-name="P5"><text:bookmark-start text:name="__DdeLink__260_84845941"/><text:bookmark-start text:name="__DdeLink__257_84845941"/><text:bookmark-end text:name="__DdeLink__245_84845941"/>TN-9.7.4.6-TrainControl-<text:span text:style-name="T12">2024-07-22.pdf</text:span><text:bookmark-end text:name="__DdeLink__260_84845941"/><text:bookmark-end text:name="__DdeLink__257_84845941"/></text:p>
      <text:p text:style-name="P29"><text:span text:style-name="T23">Defines the basic interactions between a Throttle and a Train on the LCC bus, including control of speed, functions and emergency stop</text:span>. <text:span text:style-name="T23">Speed is represented independently of speed steps and of scale. The protocol is bidirectional, which allows the Train to </text:span><text:span text:style-name="T25">give </text:span><text:span text:style-name="T23">state feedback like actual speed and function information to the throttle.</text:span></text:p>
      <text:p text:style-name="P16">The same protocol will be used between Throttles and Command Stations as well as between Throttles and <text:span text:style-name="T25">w</text:span>ireless Trains; the Throttle implementation has to be the same. <text:span text:style-name="T24">Consisting is also possible between a DCC and a wireless Train.</text:span></text:p>
      <text:p text:style-name="P17">The TN has additional commentary on how to implement a DCC Command Station using the LCC protocol suite.</text:p>
      <text:p text:style-name="P20"><text:span text:style-name="T10"/></text:p>
      <text:p text:style-name="P5"><text:bookmark-start text:name="__DdeLink__269_84845941"/><text:span text:style-name="T12">S</text:span>-9.7.4.<text:span text:style-name="T12">7-</text:span>Train<text:bookmark-start text:name="__DdeLink__265_84845941"/><text:span text:style-name="T12">Search</text:span><text:bookmark-end text:name="__DdeLink__265_84845941"/>-<text:span text:style-name="T12">2024-07-22.pdf</text:span></text:p>
      <text:p text:style-name="P5"><text:bookmark-start text:name="__DdeLink__257_848459411"/>TN-9.7.4.<text:span text:style-name="T12">7-</text:span>Train<text:span text:style-name="T12">Search</text:span>-<text:span text:style-name="T12">2024-07-22.pdf</text:span><text:bookmark-end text:name="__DdeLink__257_848459411"/><text:bookmark-end text:name="__DdeLink__269_84845941"/></text:p>
      <text:p text:style-name="P16">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6">A network can mix Command Station and wireless Trains, providing a seamless upgrade path for the user.</text:p>
      <text:p text:style-name="P6"/>
      <text:p text:style-name="P5"><text:span text:style-name="T12">S</text:span>-9.7.4.<text:span text:style-name="T12">8-</text:span><text:bookmark-start text:name="__DdeLink__274_84845941"/><text:bookmark text:name="__DdeLink__265_848459411"/><text:span text:style-name="T12">FunctionDefinitionInformation</text:span><text:bookmark-end text:name="__DdeLink__274_84845941"/>-<text:span text:style-name="T12">2024-07-22.pdf</text:span></text:p>
      <text:p text:style-name="P5"><text:bookmark-start text:name="__DdeLink__257_8484594111"/>TN-9.7.4.<text:span text:style-name="T12">8-FunctionDefinitionInformation</text:span>-<text:span text:style-name="T12">2024-07-22.pdf</text:span><text:bookmark-end text:name="__DdeLink__257_8484594111"/></text:p>
      <text:p text:style-name="P14"><text:span text:style-name="T23">Defines </text:span><text:span text:style-name="T24">a descriptor of the User Interface of a Train for a Throttle, by providing the list of functions it supports. Functions are listed by number, name, description and whether </text:span><text:span text:style-name="T26">they are</text:span><text:span text:style-name="T24"> a momentary, toggle or analog function.</text:span></text:p>
      <text:p text:style-name="P5"/>
      <text:h text:style-name="P24" text:outline-level="3"><text:span text:style-name="T1">Documents that have not changed since </text:span><text:span text:style-name="T6">2021-04-25 </text:span><text:span text:style-name="T1">(for completeness)</text:span></text:h>
      <text:p text:style-name="P21"><text:bookmark-start text:name="__DdeLink__576_84845941"/><text:span text:style-name="T7">The</text:span><text:span text:style-name="T8">re were no changes to these documents since 2021-04-25 but they are included here for completeness</text:span><text:bookmark-end text:name="__DdeLink__576_84845941"/></text:p>
      <text:p text:style-name="P2"><text:bookmark-start text:name="__DdeLink__255_84845941"/><text:span text:style-name="T5">TN-9.7.</text:span><text:bookmark-end text:name="__DdeLink__255_84845941"/><text:span text:style-name="T5">0.1-Glossary-</text:span><text:bookmark-start text:name="__DdeLink__574_84845941"/><text:bookmark-start text:name="__DdeLink__250_84845941"/><text:span text:style-name="T5">2021-04-25</text:span><text:bookmark-end text:name="__DdeLink__574_84845941"/><text:bookmark-end text:name="__DdeLink__250_84845941"/><text:span text:style-name="T5">.pdf</text:span></text:p>
      <text:p text:style-name="P8">TN-9.7.0.2-CommonInformation-2021-04-25.pdf</text:p>
      <text:p text:style-name="P8">S-9.7.3.2-DatagramTransport-2021-04-25.pdf</text:p>
      <text:p text:style-name="P8">TN-9.7.3.2-DatagramTransport-2021-04-25.pdf</text:p>
      <text:p text:style-name="P8">S-9.7.4.4-FirmwareUpgrade-2021-04-25.pdf</text:p>
      <text:p text:style-name="P5">TN-9.7.4.4-FirmwareUpgrade-2021-04-25.pdf</text:p>
      <text:p text:style-name="P8">S-9.7.4.5-BroadcastTime-2021-04-25.pdf</text:p>
      <text:p text:style-name="P5">TN-9.7.4.5-BroadcastTime-2021-04-25.pdf</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1T09:21:05.307110447</dc:date>
    <dc:creator>Balazs Racz</dc:creator>
    <meta:editing-duration>PT1H26M58S</meta:editing-duration>
    <meta:editing-cycles>24</meta:editing-cycles>
    <meta:generator>LibreOffice/24.2.0.3$Linux_X86_64 LibreOffice_project/420$Build-3</meta:generator>
    <meta:print-date>2024-07-21T09:19:54.410616860</meta:print-date>
    <meta:printed-by>PDF files: Balazs Racz</meta:printed-by>
    <meta:document-statistic meta:table-count="0" meta:image-count="0" meta:object-count="0" meta:page-count="3" meta:paragraph-count="76" meta:word-count="786" meta:character-count="5941" meta:non-whitespace-character-count="5253"/>
  </office:meta>
</office:document-meta>
</file>